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font-style="normal" fo:font-weight="normal" officeooo:rsid="001ea394" officeooo:paragraph-rsid="00267ba3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color="#000000" style:font-name="Liberation Serif" fo:font-size="12pt" fo:font-style="normal" fo:font-weight="normal" officeooo:rsid="001ea394" officeooo:paragraph-rsid="001ea394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color="#000000" style:font-name="Liberation Serif" fo:font-size="12pt" fo:font-style="normal" fo:font-weight="normal" officeooo:rsid="001ea394" officeooo:paragraph-rsid="002b2ca5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color="#000000" style:font-name="Liberation Serif" fo:font-size="12pt" fo:font-style="normal" fo:font-weight="normal" officeooo:paragraph-rsid="00267ba3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color="#000000" style:font-name="Liberation Serif" fo:font-size="12pt" fo:font-style="normal" fo:font-weight="normal" officeooo:rsid="002b2ca5" officeooo:paragraph-rsid="002b2ca5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000000" style:font-name="Liberation Serif" fo:font-size="12pt" fo:font-style="normal" fo:font-weight="normal" officeooo:rsid="002ba120" officeooo:paragraph-rsid="002ba12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color="#000000" style:font-name="Liberation Serif" fo:font-size="12pt" fo:font-style="normal" fo:font-weight="normal" officeooo:rsid="00208605" officeooo:paragraph-rsid="00208605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color="#000000" style:font-name="Liberation Serif" fo:font-size="12pt" fo:font-style="normal" fo:font-weight="normal" officeooo:rsid="00214d42" officeooo:paragraph-rsid="00214d4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color="#000000" style:font-name="Liberation Serif" fo:font-size="12pt" fo:font-style="normal" fo:font-weight="normal" officeooo:rsid="00214d42" officeooo:paragraph-rsid="00238750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color="#000000" style:font-name="Liberation Serif" fo:font-size="12pt" fo:font-style="normal" fo:font-weight="normal" officeooo:rsid="00214d42" officeooo:paragraph-rsid="0022476c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color="#000000" style:font-name="Liberation Serif" fo:font-size="12pt" fo:font-style="normal" fo:font-weight="normal" officeooo:rsid="0022476c" officeooo:paragraph-rsid="0024a8ce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0000" style:font-name="Liberation Serif" fo:font-size="12pt" fo:font-style="normal" fo:font-weight="normal" officeooo:rsid="0022476c" officeooo:paragraph-rsid="0025bb3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000000" style:font-name="Liberation Serif" fo:font-size="12pt" fo:font-style="normal" fo:font-weight="normal" officeooo:rsid="00212044" officeooo:paragraph-rsid="00214d4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000000" style:font-name="Liberation Serif" fo:font-size="12pt" fo:font-style="normal" fo:font-weight="normal" officeooo:rsid="00212044" officeooo:paragraph-rsid="0021204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color="#000000" style:font-name="Liberation Serif" fo:font-size="12pt" fo:font-style="normal" fo:font-weight="normal" officeooo:rsid="0024a8ce" officeooo:paragraph-rsid="0024a8ce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000000" style:font-name="Liberation Serif" fo:font-size="12pt" fo:font-style="normal" fo:font-weight="normal" officeooo:paragraph-rsid="0025bb3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color="#000000" style:font-name="Liberation Serif" fo:font-size="12pt" fo:font-style="normal" fo:font-weight="normal" officeooo:rsid="0025bb3b" officeooo:paragraph-rsid="0025bb3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000000" style:font-name="Liberation Serif" fo:font-size="12pt" fo:font-style="normal" fo:font-weight="normal" officeooo:paragraph-rsid="0027fa66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style:font-name="Liberation Serif" fo:font-size="12pt" fo:font-style="normal" fo:font-weight="normal" officeooo:paragraph-rsid="002969a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Liberation Serif" fo:font-size="14pt" fo:font-style="normal" fo:font-weight="bold" officeooo:rsid="001ea394" officeooo:paragraph-rsid="001ea394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color="#000000" style:font-name="Liberation Serif" fo:font-size="13pt" fo:font-style="normal" fo:font-weight="bold" officeooo:rsid="00212044" officeooo:paragraph-rsid="00212044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>
      <style:text-properties fo:color="#000000" style:font-name="Liberation Serif" fo:font-size="13pt" fo:font-style="normal" fo:font-weight="bold" officeooo:rsid="001ea394" officeooo:paragraph-rsid="001ea394" style:font-size-asian="13pt" style:font-style-asian="normal" style:font-weight-asian="bold" style:font-size-complex="13pt" style:font-style-complex="normal" style:font-weight-complex="bold"/>
    </style:style>
    <style:style style:name="P23" style:family="paragraph" style:parent-style-name="Preformatted_20_Text">
      <style:text-properties fo:color="#000000" style:font-name="Liberation Serif" fo:font-size="12pt" fo:font-style="normal" fo:font-weight="normal" officeooo:rsid="001ea394" officeooo:paragraph-rsid="001ea39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>
      <style:text-properties fo:color="#000000" style:font-name="Liberation Serif" fo:font-size="12pt" fo:font-style="normal" fo:font-weight="normal" officeooo:paragraph-rsid="002b2ca5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Preformatted_20_Text">
      <style:text-properties fo:color="#000000" style:font-name="Liberation Serif" fo:font-size="12pt" fo:font-style="normal" fo:font-weight="normal" officeooo:rsid="002b2ca5" officeooo:paragraph-rsid="002b2ca5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Preformatted_20_Text">
      <style:text-properties fo:color="#000000" style:font-name="Liberation Serif" fo:font-size="12pt" fo:font-style="normal" fo:font-weight="normal" officeooo:rsid="002b2ca5" officeooo:paragraph-rsid="002ba120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Preformatted_20_Text">
      <style:text-properties fo:color="#000000" style:font-name="Liberation Serif" fo:font-size="12pt" fo:font-style="normal" fo:font-weight="normal" officeooo:paragraph-rsid="002ba120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ea394"/>
    </style:style>
    <style:style style:name="T2" style:family="text">
      <style:text-properties officeooo:rsid="00208605"/>
    </style:style>
    <style:style style:name="T3" style:family="text">
      <style:text-properties officeooo:rsid="00212044"/>
    </style:style>
    <style:style style:name="T4" style:family="text">
      <style:text-properties officeooo:rsid="00214d42"/>
    </style:style>
    <style:style style:name="T5" style:family="text">
      <style:text-properties officeooo:rsid="0022476c"/>
    </style:style>
    <style:style style:name="T6" style:family="text">
      <style:text-properties officeooo:rsid="00238750"/>
    </style:style>
    <style:style style:name="T7" style:family="text">
      <style:text-properties officeooo:rsid="0024a8ce"/>
    </style:style>
    <style:style style:name="T8" style:family="text">
      <style:text-properties officeooo:rsid="0025bb3b"/>
    </style:style>
    <style:style style:name="T9" style:family="text">
      <style:text-properties fo:color="#ffc66d"/>
    </style:style>
    <style:style style:name="T10" style:family="text">
      <style:text-properties fo:color="#ffc66d" style:font-name="JetBrains Mono"/>
    </style:style>
    <style:style style:name="T11" style:family="text">
      <style:text-properties fo:color="#ffc66d" style:font-name="JetBrains Mono" officeooo:rsid="002b2ca5"/>
    </style:style>
    <style:style style:name="T12" style:family="text">
      <style:text-properties fo:color="#ffc66d" officeooo:rsid="002b2ca5"/>
    </style:style>
    <style:style style:name="T13" style:family="text">
      <style:text-properties fo:color="#cc7832"/>
    </style:style>
    <style:style style:name="T14" style:family="text">
      <style:text-properties fo:color="#cc7832" style:font-name="JetBrains Mono"/>
    </style:style>
    <style:style style:name="T15" style:family="text">
      <style:text-properties fo:color="#cc7832" style:font-name="JetBrains Mono" officeooo:rsid="002b2ca5"/>
    </style:style>
    <style:style style:name="T16" style:family="text">
      <style:text-properties fo:color="#cc7832" officeooo:rsid="002b2ca5"/>
    </style:style>
    <style:style style:name="T17" style:family="text">
      <style:text-properties fo:color="#a9b7c6" style:font-name="JetBrains Mono" officeooo:rsid="002b2ca5"/>
    </style:style>
    <style:style style:name="T18" style:family="text">
      <style:text-properties fo:color="#a9b7c6" officeooo:rsid="002b2ca5"/>
    </style:style>
    <style:style style:name="T19" style:family="text">
      <style:text-properties officeooo:rsid="00267ba3"/>
    </style:style>
    <style:style style:name="T20" style:family="text">
      <style:text-properties officeooo:rsid="0027fa66"/>
    </style:style>
    <style:style style:name="T21" style:family="text">
      <style:text-properties officeooo:rsid="002b2ca5"/>
    </style:style>
    <style:style style:name="T22" style:family="text">
      <style:text-properties fo:color="#808080"/>
    </style:style>
    <style:style style:name="T23" style:family="text">
      <style:text-properties fo:color="#808080" officeooo:rsid="002b2ca5"/>
    </style:style>
    <style:style style:name="T24" style:family="text">
      <style:text-properties fo:color="#808080" fo:language="pl" fo:country="PL"/>
    </style:style>
    <style:style style:name="T25" style:family="text">
      <style:text-properties fo:color="#808080" fo:language="pl" fo:country="PL" officeooo:rsid="002ba120"/>
    </style:style>
    <style:style style:name="T26" style:family="text">
      <style:text-properties fo:color="#808080" fo:language="pl" fo:country="PL" officeooo:rsid="002b2ca5"/>
    </style:style>
    <style:style style:name="T27" style:family="text">
      <style:text-properties fo:color="#808080" style:font-name="JetBrains Mono"/>
    </style:style>
    <style:style style:name="T28" style:family="text">
      <style:text-properties fo:color="#808080" style:font-name="JetBrains Mono" fo:language="pl" fo:country="PL" officeooo:rsid="002b2ca5"/>
    </style:style>
    <style:style style:name="T29" style:family="text">
      <style:text-properties fo:color="#808080" style:font-name="JetBrains Mono" officeooo:rsid="002b2ca5"/>
    </style:style>
    <style:style style:name="T30" style:family="text">
      <style:text-properties officeooo:rsid="002ba120"/>
    </style:style>
    <style:style style:name="T31" style:family="text">
      <style:text-properties fo:language="pl" fo:country="PL"/>
    </style:style>
    <style:style style:name="T32" style:family="text">
      <style:text-properties fo:language="pl" fo:country="PL" officeooo:rsid="002ba120"/>
    </style:style>
    <style:style style:name="T33" style:family="text">
      <style:text-properties fo:language="pl" fo:country="PL" officeooo:rsid="002b2c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FT</text:p>
      <text:p text:style-name="P2">Czy jest klasa?</text:p>
      <text:p text:style-name="P2">Jest</text:p>
      <text:p text:style-name="P2"/>
      <text:p text:style-name="P2">Zasada działania</text:p>
      <text:p text:style-name="P5">Brak opisu klasy.</text:p>
      <text:p text:style-name="P24"><text:span text:style-name="T21">public static Complex[] fft(Complex[] x) - </text:span><text:bookmark text:name="tw-target-text"/><text:span text:style-name="T31">oblicz FFT x [], zakładając, że jego długość n jest potęgą 2</text:span></text:p>
      <text:p text:style-name="P24"><text:span text:style-name="T21">public static Complex[] ifft(Complex[] x) - </text:span><text:bookmark text:name="tw-target-text1"/><text:span text:style-name="T31">oblicz odwrotną FFT x [], zakładając, że jego długość n jest potęgą 2</text:span></text:p>
      <text:p text:style-name="P24"><text:span text:style-name="T21">public static Complex[] cconvolve(Complex[] x, Complex[] y) - </text:span><text:bookmark text:name="tw-target-text2"/><text:span text:style-name="T31">oblicz kołowy splot x i y</text:span></text:p>
      <text:p text:style-name="P24">public static Complex[] convolve(Complex[] x, Complex[] y) - <text:bookmark text:name="tw-target-text3"/><text:span text:style-name="T31">oblicz splot liniowy x i y</text:span></text:p>
      <text:p text:style-name="P24">public static Complex[] dft(Complex[] x) - <text:bookmark text:name="tw-target-text4"/><text:span text:style-name="T31">oblicz DFT x [] za pomocą siły brutalnej (czas n ^ 2)</text:span></text:p>
      <text:p text:style-name="P25"/>
      <text:p text:style-name="P2">Argumenty</text:p>
      <text:p text:style-name="P6">Brak opisu</text:p>
      <text:p text:style-name="P6"/>
      <text:p text:style-name="P2">Co zwraca</text:p>
      <text:p text:style-name="P27"><text:span text:style-name="T21">public static Complex[] fft(Complex[] x) - </text:span><text:bookmark text:name="tw-target-text6"/><text:span text:style-name="T31">oblicz</text:span><text:span text:style-name="T32">a</text:span><text:span text:style-name="T31"> FFT x []</text:span></text:p>
      <text:p text:style-name="P27"><text:span text:style-name="T21">public static Complex[] ifft(Complex[] x) - </text:span><text:bookmark text:name="tw-target-text12"/><text:span text:style-name="T31">oblicz</text:span><text:span text:style-name="T32">a</text:span><text:span text:style-name="T31"> odwrotną FFT x []</text:span></text:p>
      <text:p text:style-name="P27"><text:span text:style-name="T21">public static Complex[] cconvolve(Complex[] x, Complex[] y) - </text:span><text:bookmark text:name="tw-target-text22"/><text:span text:style-name="T31">oblicz</text:span><text:span text:style-name="T32">a</text:span><text:span text:style-name="T31"> kołowy splot x i y</text:span></text:p>
      <text:p text:style-name="P27">public static Complex[] convolve(Complex[] x, Complex[] y) - <text:bookmark text:name="tw-target-text32"/><text:span text:style-name="T31">oblicz</text:span><text:span text:style-name="T32">a</text:span><text:span text:style-name="T31"> splot liniowy x i y</text:span></text:p>
      <text:p text:style-name="P26">public static Complex[] dft(Complex[] x) - <text:bookmark text:name="tw-target-text42"/><text:span text:style-name="T31">oblicz</text:span><text:span text:style-name="T32">a</text:span><text:span text:style-name="T31"> DFT x [] </text:span></text:p>
      <text:p text:style-name="P26"><text:span text:style-name="T31"/></text:p>
      <text:p text:style-name="P2">Opis właściwości składowe klasy</text:p>
      <text:p text:style-name="P5">Klasa zawiera pięć metod statycznych:</text:p>
      <text:p text:style-name="P27"><text:span text:style-name="T21">public static Complex[] fft</text:span><text:span text:style-name="T33">, </text:span><text:span text:style-name="T21">public static Complex[] ifft</text:span><text:span text:style-name="T33">, </text:span><text:span text:style-name="T21">public static Complex[] cconvolve</text:span><text:span text:style-name="T33">, </text:span>public static Complex[] convolve, <text:span text:style-name="T21">public static Complex[] dft</text:span></text:p>
      <text:p text:style-name="P27"/>
      <text:p text:style-name="P2">Opis parametrów</text:p>
      <text:p text:style-name="P5">Brak opisów </text:p>
      <text:p text:style-name="P5"/>
      <text:p text:style-name="P2">Obecność komentarzy</text:p>
      <text:p text:style-name="P5">Brak konsekwencji <text:span text:style-name="T30">biorąc pod uwagę cały projekt</text:span>, część komentarzy po ang część po polsku. Szczątkowe opisy, brak opisów co jest zwracane, czym są przesyłane argumenty itp</text:p>
      <text:p text:style-name="P3"/>
      <text:p text:style-name="P3"/>
      <text:p text:style-name="P3"/>
      <text:p text:style-name="P20">funkcje</text:p>
      <text:p text:style-name="P2">Czy jest klasa?</text:p>
      <text:p text:style-name="P7">Jest</text:p>
      <text:p text:style-name="P7"/>
      <text:p text:style-name="P2">Zasada działania</text:p>
      <text:p text:style-name="P7">Klasa służąca do generowania spróbkowanych typowych funkcji</text:p>
      <text:p text:style-name="P2"/>
      <text:p text:style-name="P2">Argumenty <text:span text:style-name="T2">wejściowe</text:span></text:p>
      <text:p text:style-name="P8">dla konstruktora klasy funkcje – double fs(częstotliwość próbkowania), int N(liczba próbek sygnału)</text:p>
      <text:p text:style-name="P9"><text:span text:style-name="T3">public double[] sinus – </text:span>double Częstotliowość, double Amplituda</text:p>
      <text:p text:style-name="P9"><text:span text:style-name="T3">public double[] prostokat – </text:span>double CzasTrawania, double Amplituda</text:p>
      <text:p text:style-name="P10"><text:span text:style-name="T3">public double[] SpadekWykladniczy – double Współczynnik, double Amplituda</text:span></text:p>
      <text:p text:style-name="P10"><text:span text:style-name="T3">public double[] OkresowyProstokąt – <text:s/>double Amplituda, double IleOkresów</text:span></text:p>
      <text:p text:style-name="P2"><text:soft-page-break/></text:p>
      <text:p text:style-name="P2">Co zwraca</text:p>
      <text:p text:style-name="P11">Dzięki klasie mamy możliwość zwrócenia spróbkowanych typowych funkcji takich jak: sinus, prostokąt, spadek wykładniczy, okres prostokąt. Każda z funkcji zwraca tablice typu double z danymi wyjściowymi funkcji. Dla funkcji: sinus otrzymujemy dane w tablicy wyrażone wzorem Amplituda*sinus; <text:span text:style-name="T7">prostoką <text:s/></text:span>otrzymujemy dane w tablicy <text:span text:style-name="T7">o wartości równej Amplituda albo ); SpadekWykładniczy <text:s/></text:span>otrzymujemy dane w tablicy wyrażone wzorem <text:span text:style-name="T7">Amplituda*e^(-Współczynnik*t)</text:span></text:p>
      <text:p text:style-name="P12"><text:span text:style-name="T8">OkresowyProstokąt <text:s/></text:span>otrzymujemy dane w tablicy wyrażone wzorem <text:span text:style-name="T8">wartościami zmiennej wartość.</text:span></text:p>
      <text:p text:style-name="P2"/>
      <text:p text:style-name="P2">Opis właściwości składowe klasy</text:p>
      <text:p text:style-name="P8">Klasa zawiera w sobie cztery funkcje wewnętrzne: <text:span text:style-name="T3">public double[] sinus, public double[] prostokat, public double[] SpadekWykladniczy, public double[] OkresowyProstokąt. </text:span>Wszystkie te funkcje mają na celu generowanie spróbkowanych typowych funkcji. </text:p>
      <text:p text:style-name="P2"/>
      <text:p text:style-name="P2">Opis parametrów</text:p>
      <text:p text:style-name="P13"><text:span text:style-name="T4">Klasa funkcje – okres próbkowania(równy odwrotności częstotliwości próbkowania przesłanych w argumentach funkcji)</text:span>, liczba próbek. </text:p>
      <text:p text:style-name="P11">Dla funkcji sinus: double omega(2*Pi*Częstotliwość), double[] wynik(tablica wielkości N ), int i<text:span text:style-name="T6">(iterator pętli for służącej wypełnieniu tablicy wynik) </text:span>, double arg<text:span text:style-name="T6">(omega*t)</text:span>, double <text:span text:style-name="T7">t(Okres próbkowania*i).</text:span></text:p>
      <text:p text:style-name="P15">Dla funkcji prostokat: <text:span text:style-name="T5">double[] wynik(tablica wielkości N ), int i(iterator pętli for służącej wypełnieniu tablicy wynik) , double </text:span>pół<text:span text:style-name="T5">(</text:span>CzasTrwania/2<text:span text:style-name="T5">), double </text:span>t(Okres próbkowania*i). </text:p>
      <text:p text:style-name="P15">Dla funkcji SpadekWykładniczy: <text:span text:style-name="T5">double[] wynik(tablica wielkości N), int i(iterator pętli for służącej wypełnieniu tablicy wynik) , double </text:span>t(Okres próbkowania*i).</text:p>
      <text:p text:style-name="P15">Dla funkcji OkresowyProstokąt: <text:span text:style-name="T5">double[] wynik(tablica wielkości N), int i(iterator pętli for służącej wypełnieniu tablicy wynik) , double </text:span>wartość(początkowo = Amplituda, przy sprełnieniu odpowiednich warunków -Amplituda),int k, int okres((N/IleOkresów)/2).</text:p>
      <text:p text:style-name="P2"/>
      <text:p text:style-name="P2">Obecność komentarzy</text:p>
      <text:p text:style-name="P14">Brak komentarza do funkcji wewnętrznych klasy funkcje: public double[] sinus, public double[] prostokat, public double[] SpadekWykladniczy, public double[] OkresowyProstokąt</text:p>
      <text:p text:style-name="P14"/>
      <text:p text:style-name="P21"/>
      <text:p text:style-name="P22">LittleBigEndian</text:p>
      <text:p text:style-name="P2">Czy jest klasa?</text:p>
      <text:p text:style-name="P7">Jest</text:p>
      <text:p text:style-name="P7"/>
      <text:p text:style-name="P2">Zasada działania</text:p>
      <text:p text:style-name="P23">Klasa służąca do zamiany Small Endian na BigEndian i odwrotnie.</text:p>
      <text:p text:style-name="P2"/>
      <text:p text:style-name="P2">Argumenty <text:span text:style-name="T19">wejściowe</text:span></text:p>
      <text:p text:style-name="P4"><text:span text:style-name="T1">public static byte[] ZamieńSignedIntNaTablicęLittleEndian: int x (</text:span>Liczba do konwersji<text:span text:style-name="T19">)</text:span></text:p>
      <text:p text:style-name="P4"><text:span text:style-name="T1">public static byte[] ZamieńUnsignedIntNaTablicęLittleEndian: long x(</text:span>Liczba do konwersji<text:span text:style-name="T19">)</text:span></text:p>
      <text:p text:style-name="P4"><text:span text:style-name="T1">public static byte[] ZamieńShortNaTablicęLittleEndian: short x(</text:span>Liczba do konwersji<text:span text:style-name="T19">)</text:span></text:p>
      <text:p text:style-name="P4"><text:span text:style-name="T1">public static byte[] ZamieńUnsignedShortNaTablicęLittleEndian: int x(Liczba do konwersji)</text:span></text:p>
      <text:p text:style-name="P4"><text:span text:style-name="T1">public static int UtwórzUnsignedShortZLittleEndian: byte[] UnsignedShort(</text:span>UnsignedShort Tablica w konwencji Little Endia<text:span text:style-name="T19">n)</text:span></text:p>
      <text:p text:style-name="P4"><text:span text:style-name="T19">public static long UtwórzUnsignedIntZLittleEndian: byte[] UnsignedInt(</text:span>UnsignedInt Tablica bajtów w konwencji Little Endian<text:span text:style-name="T19">)</text:span></text:p>
      <text:p text:style-name="P4"><text:span text:style-name="T1">public static short UtwórzSignedShortZLittleEndian: byte[] SignedShort(</text:span>SignedShort Tablica bajtów w konwencji Little Endian<text:span text:style-name="T19">)</text:span></text:p>
      <text:p text:style-name="P4"><text:soft-page-break/><text:span text:style-name="T1">public static int UtwórzSignedIntZLittleEndian: byte[] SignedInt(S</text:span>ignedInt Tablica bajtów w konwencji Little Endian<text:span text:style-name="T19">)</text:span></text:p>
      <text:p text:style-name="P1">public static int UtwórzSignedInt24bitZLittleEndian: byte[] bit24<text:span text:style-name="T20">(Tablica byte o nazwie bit24)</text:span></text:p>
      <text:p text:style-name="P2"/>
      <text:p text:style-name="P2">Co zwraca</text:p>
      <text:p text:style-name="P4"><text:span text:style-name="T1">public static byte[] ZamieńSignedIntNaTablicęLittleEndian: </text:span>Tablica z reprezentacją Little Endian (4 bajty!)</text:p>
      <text:p text:style-name="P4"><text:span text:style-name="T1">public static byte[] ZamieńUnsignedIntNaTablicęLittleEndian: <text:s/></text:span>Tablica z reprezentacją LittleEndian (4 bajty!).</text:p>
      <text:p text:style-name="P4"><text:span text:style-name="T1">public static byte[] ZamieńShortNaTablicęLittleEndian: </text:span>Tablica z reprezentacją Little Endian (2 bajty!).</text:p>
      <text:p text:style-name="P4"><text:span text:style-name="T1">public static byte[] ZamieńUnsignedShortNaTablicęLittleEndian: </text:span>Tablica z reprezentacją Little Endian (2 bajty).</text:p>
      <text:p text:style-name="P4"><text:span text:style-name="T1">public static int UtwórzUnsignedShortZLittleEndian: </text:span>Liczba</text:p>
      <text:p text:style-name="P4"><text:span text:style-name="T19">public static long UtwórzUnsignedIntZLittleEndian: </text:span>Liczba</text:p>
      <text:p text:style-name="P4"><text:span text:style-name="T1">public static short UtwórzSignedShortZLittleEndian: </text:span>Liczba</text:p>
      <text:p text:style-name="P4"><text:span text:style-name="T1">public static int UtwórzSignedIntZLittleEndian: </text:span>Liczba</text:p>
      <text:p text:style-name="P4"><text:span text:style-name="T1">public static int UtwórzSignedInt24bitZLittleEndian: </text:span>Liczba</text:p>
      <text:p text:style-name="P1"/>
      <text:p text:style-name="P2">Opis właściwości składowe klasy</text:p>
      <text:p text:style-name="P16"><text:span text:style-name="T8">Klasa zawiera same metody statyczne takie jak: </text:span>public static byte[] ZamieńSignedIntNaTablicęLittleEndian(int x), public static byte[] ZamieńUnsignedIntNaTablicęLittleEndian(long x), public static byte[] ZamieńShortNaTablicęLittleEndian(short x), public static byte[] ZamieńUnsignedShortNaTablicęLittleEndian(int x), public static int UtwórzUnsignedShortZLittleEndian(byte[] UnsignedShort), public static long UtwórzUnsignedIntZLittleEndian(byte[] UnsignedInt), public static short UtwórzSignedShortZLittleEndian(byte[] SignedShort), public static int UtwórzSignedIntZLittleEndian(byte[] SignedInt), public static int UtwórzSignedInt24bitZLittleEndian(byte[] bit24)</text:p>
      <text:p text:style-name="P17"/>
      <text:p text:style-name="P2">Opis parametrów</text:p>
      <text:p text:style-name="P16"><text:span text:style-name="T8">Dla funkcji </text:span>ZamieńSignedIntNaTablicęLittleEndian: <text:span text:style-name="T8">byte[] wynik(zwracana tablica), int[] tablica_pom(tablica pomocnicza w niej tymczasowo są przechowywane dane, które dalej przekazuje się do tablicy zwarcanej), int i(iterator petli for do wypelnienia tablicy wynik).</text:span></text:p>
      <text:p text:style-name="P18"><text:span text:style-name="T8">Dla funkcji public static byte[] ZamieńUnsignedIntNaTablicęLittleEndian: byte[] wynik(zwracana tablica), int[] tablica_pom(tablica pomocnicza w niej tymczasowo są przechowywane dane, które dalej przekazuje się do tablicy zwarcanej), int i(iterator petli for do wypelnienia tablicy wynik).</text:span></text:p>
      <text:p text:style-name="P18"><text:span text:style-name="T8">Dla funkcji ZamieńShortNaTablicęLittleEndian: byte[] wynik(zwracana tablica), int[] tablica_pom(tablica pomocnicza w niej tymczasowo są przechowywane dane, które dalej przekazuje się do tablicy zwarcanej), int i(iterator petli for do wypelnienia tablicy wynik).</text:span></text:p>
      <text:p text:style-name="P18"><text:span text:style-name="T8">Dla funkcji public static byte[] ZamieńUnsignedShortNaTablicęLittleEndian: byte[] wynik(zwracana tablica), int[] tablica_pom(tablica pomocnicza w niej tymczasowo są przechowywane dane, które dalej przekazuje się do tablicy zwarcanej), int i(iterator petli for do wypelnienia tablicy wynik).</text:span></text:p>
      <text:p text:style-name="P18"><text:span text:style-name="T8">Dla funkcji UtwórzUnsignedIntZLittleEndian: int wynik(zwracana liczbe), int[] tablica_pom(tablica pomocnicza w niej tymczasowo są przechowywane dane, które dalej przekazuje się do zwarcanej liczby).</text:span></text:p>
      <text:p text:style-name="P19"><text:span text:style-name="T8">Dla funkcji UtwórzUnsignedIntZLittleEndian: int wynik(zwracana liczba).</text:span></text:p>
      <text:p text:style-name="P18"><text:span text:style-name="T8">Dla funkcji UtwórzUnsignedShortZLittleEndian: short wynik(zwracana liczba).</text:span></text:p>
      <text:p text:style-name="P19"><text:span text:style-name="T8">Dla funkcji UtwórzSignedInt24bitZLittleEndian: int wynik(zwracana liczba).</text:span></text:p>
      <text:p text:style-name="P19"/>
      <text:p text:style-name="P19"><text:soft-page-break/></text:p>
      <text:p text:style-name="P2">Obecność komentarzy</text:p>
      <text:p text:style-name="P17">Brak komentarzy dla metody wewnętrznej: public static int UtwórzSignedInt24bitZLittleEndi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7:04:43.654000000</meta:creation-date>
    <dc:date>2020-06-12T19:55:59.647000000</dc:date>
    <meta:editing-duration>PT37S</meta:editing-duration>
    <meta:editing-cycles>1</meta:editing-cycles>
    <meta:document-statistic meta:table-count="0" meta:image-count="0" meta:object-count="0" meta:page-count="4" meta:paragraph-count="87" meta:word-count="917" meta:character-count="7962" meta:non-whitespace-character-count="7116"/>
    <meta:generator>LibreOffice/5.4.2.2$Windows_X86_64 LibreOffice_project/22b09f6418e8c2d508a9eaf86b2399209b0990f4</meta:generator>
  </office:meta>
</office:document-meta>
</file>